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7">do text</text:span></text:p><text:p text:style-name="P4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7cm" svg:y="0.24cm" svg:width="7.631cm" svg:height="2.829cm" draw:z-index="0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4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Envoyer ce document à l’administration communale <text:span text:style-name="T4">15 jours avant le début des trava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00.593506421</dc:date>
    <dc:language>fr-FR</dc:language>
    <meta:editing-cycles>61</meta:editing-cycles>
    <meta:editing-duration>P1DT6H44M50S</meta:editing-duration>
    <meta:document-statistic meta:table-count="0" meta:image-count="0" meta:object-count="0" meta:page-count="1" meta:paragraph-count="14" meta:word-count="70" meta:character-count="589" meta:non-whitespace-character-count="538"/>
    <meta:user-defined meta:name="Info 1"/>
    <meta:user-defined meta:name="Info 2"/>
    <meta:user-defined meta:name="Info 3"/>
    <meta:user-defined meta:name="Info 4"/>
  </office:meta>
</office:document-meta>
</file>